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1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3.051cm"/>
    </style:style>
    <style:style style:name="gr7" style:family="graphic" style:parent-style-name="standard">
      <style:graphic-properties draw:stroke="none" svg:stroke-color="#000000" draw:fill="none" draw:fill-color="#ffffff" fo:min-height="0.553cm"/>
    </style:style>
    <style:style style:name="gr8" style:family="graphic" style:parent-style-name="standard">
      <style:graphic-properties draw:stroke="none" svg:stroke-color="#000000" draw:fill="none" draw:fill-color="#ffffff" fo:min-height="0.525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standard">
      <style:graphic-properties draw:stroke="none" svg:stroke-color="#000000" draw:fill="none" draw:fill-color="#ffffff" fo:min-height="1.397cm"/>
    </style:style>
    <style:style style:name="gr11" style:family="graphic" style:parent-style-name="standard">
      <style:graphic-properties draw:stroke="none" svg:stroke-color="#000000" draw:fill="none" draw:fill-color="#ffffff" fo:min-height="1.27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gr13" style:family="graphic" style:parent-style-name="standard">
      <style:graphic-properties draw:stroke="none" svg:stroke-color="#000000" draw:fill="none" draw:fill-color="#ffffff" fo:min-height="1.01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cm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5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79cm" svg:height="1.343cm" svg:x="19.796cm" svg:y="3.57cm">
          <text:p text:style-name="P1">Registration 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93cm" svg:height="4.164cm" svg:x="19.923cm" svg:y="7.631cm">
          <text:p text:style-name="P1">Scheduler modu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3cm" svg:height="0.504cm" svg:x="28.813cm" svg:y="15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13cm" svg:height="0.378cm" svg:x="28.813cm" svg:y="1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8.813cm" svg:y1="16.011cm" svg:x2="28.813cm" svg:y2="18.277cm">
          <text:p/>
        </draw:line>
        <draw:frame draw:style-name="gr4" draw:layer="layout" svg:width="1.633cm" svg:height="2.418cm" svg:x="28.931cm" svg:y="16.389cm">
          <draw:text-box>
            <text:p>DB</text:p>
            <text:p>exp</text:p>
          </draw:text-box>
        </draw:frame>
        <draw:custom-shape draw:style-name="gr1" draw:text-style-name="P1" draw:layer="layout" svg:width="2.982cm" svg:height="2.148cm" svg:x="28.114cm" svg:y="3.032cm">
          <text:p text:style-name="P1">Profiler </text:p>
          <text:p text:style-name="P1">modu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86cm" svg:height="4.432cm" svg:x="31.909cm" svg:y="7.463cm">
          <text:p text:style-name="P1">Experiment </text:p>
          <text:p text:style-name="P1">execution</text:p>
          <text:p text:style-name="P1">pla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7.572cm" svg:y1="8.269cm" svg:x2="30.689cm" svg:y2="8.269cm">
          <text:p/>
        </draw:line>
        <draw:frame draw:style-name="gr6" draw:text-style-name="P2" draw:layer="layout" svg:width="2.032cm" svg:height="3.301cm" svg:x="27.844cm" svg:y="8.134cm">
          <draw:text-box>
            <text:p text:style-name="P2"><text:span text:style-name="T1">commit</text:span></text:p>
            <text:p text:style-name="P2"><text:span text:style-name="T1">start</text:span></text:p>
            <text:p text:style-name="P2"><text:span text:style-name="T1">stop</text:span></text:p>
            <text:p text:style-name="P2"><text:span text:style-name="T1">pause</text:span></text:p>
          </draw:text-box>
        </draw:frame>
        <draw:line draw:style-name="gr5" draw:text-style-name="P1" draw:layer="layout" svg:x1="30.418cm" svg:y1="11.089cm" svg:x2="27.301cm" svg:y2="11.089cm">
          <text:p/>
        </draw:line>
        <draw:frame draw:style-name="gr7" draw:text-style-name="P2" draw:layer="layout" svg:width="3.524cm" svg:height="0.803cm" svg:x="27.572cm" svg:y="10.958cm">
          <draw:text-box>
            <text:p text:style-name="P2"><text:span text:style-name="T1">get results </text:span></text:p>
          </draw:text-box>
        </draw:frame>
        <draw:line draw:style-name="gr5" draw:text-style-name="P1" draw:layer="layout" svg:x1="25.765cm" svg:y1="12.33cm" svg:x2="29.321cm" svg:y2="15.378cm">
          <text:p/>
        </draw:line>
        <draw:frame draw:style-name="gr8" draw:text-style-name="P2" draw:layer="layout" svg:width="3.794cm" svg:height="0.775cm" svg:x="27.813cm" svg:y="13.092cm">
          <draw:text-box>
            <text:p text:style-name="P2"><text:span text:style-name="T1">store results</text:span></text:p>
          </draw:text-box>
        </draw:frame>
        <draw:line draw:style-name="gr3" draw:text-style-name="P1" draw:layer="layout" svg:x1="30.426cm" svg:y1="16.011cm" svg:x2="30.426cm" svg:y2="18.277cm">
          <text:p/>
        </draw:line>
        <draw:custom-shape draw:style-name="gr1" draw:text-style-name="P3" draw:layer="layout" svg:width="4.066cm" svg:height="0.537cm" svg:x="33.129cm" svg:y="3.435cm">
          <text:p text:style-name="P3">available sens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4.066cm" svg:height="0.403cm" svg:x="33.129cm" svg:y="4.375cm">
          <text:p text:style-name="P1"><text:span text:style-name="T1">user statist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32.858cm" svg:y1="3.569cm" svg:x2="31.909cm" svg:y2="3.569cm">
          <text:p/>
        </draw:line>
        <draw:line draw:style-name="gr5" draw:text-style-name="P1" draw:layer="layout" svg:x1="32.858cm" svg:y1="4.643cm" svg:x2="31.909cm" svg:y2="4.643cm">
          <text:p/>
        </draw:line>
        <draw:line draw:style-name="gr5" draw:text-style-name="P1" draw:layer="layout" svg:x1="27.708cm" svg:y1="4.241cm" svg:x2="26.217cm" svg:y2="4.241cm">
          <text:p/>
        </draw:line>
        <draw:line draw:style-name="gr5" draw:text-style-name="P1" draw:layer="layout" svg:x1="27.708cm" svg:y1="5.315cm" svg:x2="25.675cm" svg:y2="7.329cm">
          <text:p/>
        </draw:line>
        <draw:custom-shape draw:style-name="gr1" draw:text-style-name="P1" draw:layer="layout" svg:width="9.525cm" svg:height="1.524cm" svg:x="7.731cm" svg:y="9.282cm">
          <text:p text:style-name="P1">Communication mo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88cm" svg:height="2.032cm" svg:x="20.05cm" svg:y="15.732cm">
          <text:p text:style-name="P1">reporter modul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8.305cm" svg:y1="17.029cm" svg:x2="26.019cm" svg:y2="17.029cm">
          <text:p/>
        </draw:line>
        <draw:line draw:style-name="gr5" draw:text-style-name="P1" draw:layer="layout" svg:x1="19.415cm" svg:y1="5.345cm" svg:x2="17.526cm" svg:y2="8.647cm">
          <text:p/>
        </draw:line>
        <draw:line draw:style-name="gr5" draw:text-style-name="P1" draw:layer="layout" svg:x1="19.415cm" svg:y1="15.759cm" svg:x2="17.526cm" svg:y2="11.314cm">
          <text:p/>
        </draw:line>
        <draw:custom-shape draw:style-name="gr1" draw:text-style-name="P1" draw:layer="layout" svg:width="2.413cm" svg:height="1.016cm" svg:x="-19.066cm" svg:y="0.619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207cm" svg:height="1.27cm" svg:x="-14.875cm" svg:y="0.492cm">
          <text:p text:style-name="P1">User interfa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16.272cm" svg:y1="1cm" svg:x2="-15.002cm" svg:y2="1cm">
          <text:p/>
        </draw:line>
        <draw:custom-shape draw:style-name="gr1" draw:text-style-name="P1" draw:layer="layout" svg:width="4.318cm" svg:height="1.397cm" svg:x="-18.685cm" svg:y="4.429cm">
          <text:p text:style-name="P1">Profiler modu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905cm" svg:height="0.635cm" svg:x="-18.81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05cm" svg:height="0.635cm" svg:x="-18.812cm" svg:y="11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-18.812cm" svg:y1="10.017cm" svg:x2="-18.812cm" svg:y2="11.922cm">
          <text:p/>
        </draw:line>
        <draw:line draw:style-name="gr3" draw:text-style-name="P1" draw:layer="layout" svg:x1="-16.907cm" svg:y1="10.144cm" svg:x2="-16.907cm" svg:y2="11.922cm">
          <text:p/>
        </draw:line>
        <draw:frame draw:style-name="gr9" draw:layer="layout" svg:width="2.286cm" svg:height="1.673cm" svg:x="-18.939cm" svg:y="10.376cm">
          <draw:text-box>
            <text:p>Users</text:p>
            <text:p><text:s text:c="2"/>DB</text:p>
          </draw:text-box>
        </draw:frame>
        <draw:line draw:style-name="gr5" draw:text-style-name="P1" draw:layer="layout" svg:x1="-14.875cm" svg:y1="2.27cm" svg:x2="-15.764cm" svg:y2="3.921cm">
          <text:p/>
        </draw:line>
        <draw:frame draw:style-name="gr10" draw:text-style-name="P2" draw:layer="layout" svg:width="3.556cm" svg:height="1.647cm" svg:x="-17.796cm" svg:y="2.401cm">
          <draw:text-box>
            <text:p text:style-name="P2"><text:span text:style-name="T1">register</text:span></text:p>
            <text:p text:style-name="P2"><text:span text:style-name="T1">status</text:span></text:p>
          </draw:text-box>
        </draw:frame>
        <draw:line draw:style-name="gr5" draw:text-style-name="P1" draw:layer="layout" svg:x1="-17.669cm" svg:y1="6.715cm" svg:x2="-17.669cm" svg:y2="9.255cm">
          <text:p/>
        </draw:line>
        <draw:custom-shape draw:style-name="gr1" draw:text-style-name="P1" draw:layer="layout" svg:width="5.207cm" svg:height="3.048cm" svg:x="-13.478cm" svg:y="4.302cm">
          <text:p text:style-name="P1">Experiment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11.446cm" svg:y1="2.27cm" svg:x2="-11.319cm" svg:y2="3.667cm">
          <text:p/>
        </draw:line>
        <draw:frame draw:style-name="gr11" draw:text-style-name="P2" draw:layer="layout" svg:width="1.905cm" svg:height="1.52cm" svg:x="-10.938cm" svg:y="2.397cm">
          <draw:text-box>
            <text:p/>
          </draw:text-box>
        </draw:frame>
        <draw:frame draw:style-name="gr12" draw:text-style-name="P2" draw:layer="layout" svg:width="3.302cm" svg:height="2.147cm" svg:x="-9.287cm" svg:y="11.172cm">
          <draw:text-box>
            <text:p text:style-name="P2"><text:span text:style-name="T1">commit</text:span></text:p>
            <text:p text:style-name="P2"><text:span text:style-name="T1">control</text:span></text:p>
            <text:p text:style-name="P2"><text:span text:style-name="T1">Monitor</text:span></text:p>
            <text:p text:style-name="P2"><text:span text:style-name="T1">fetch results </text:span></text:p>
          </draw:text-box>
        </draw:frame>
        <draw:custom-shape draw:style-name="gr2" draw:text-style-name="P1" draw:layer="layout" svg:width="4.064cm" svg:height="1.143cm" svg:x="-15.891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064cm" svg:height="1.143cm" svg:x="-15.891cm" svg:y="13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1" draw:layer="layout" svg:x1="-15.891cm" svg:y1="10.271cm" svg:x2="-15.891cm" svg:y2="13.954cm">
          <text:p/>
        </draw:line>
        <draw:line draw:style-name="gr3" draw:text-style-name="P1" draw:layer="layout" svg:x1="-11.827cm" svg:y1="10.271cm" svg:x2="-11.827cm" svg:y2="13.827cm">
          <text:p/>
        </draw:line>
        <draw:frame draw:style-name="gr11" draw:layer="layout" svg:width="4.318cm" svg:height="1.673cm" svg:x="-15.764cm" svg:y="11.414cm">
          <draw:text-box>
            <text:p>Experiments</text:p>
            <text:p><text:tab/>DB</text:p>
          </draw:text-box>
        </draw:frame>
        <draw:custom-shape draw:style-name="gr1" draw:text-style-name="P4" draw:layer="layout" svg:width="5.969cm" svg:height="1.397cm" svg:x="-3.826cm" svg:y="1.508cm">
          <text:p text:style-name="P1"><text:span text:style-name="T2">Registration modul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351cm" svg:y1="9.256cm" svg:x2="2.651cm" svg:y2="3.54cm">
          <text:p/>
        </draw:line>
        <draw:custom-shape draw:style-name="gr2" draw:text-style-name="P1" draw:layer="layout" svg:width="3.937cm" svg:height="0.762cm" svg:x="-4.334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937cm" svg:height="0.762cm" svg:x="-4.334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-4.334cm" svg:y1="9.89cm" svg:x2="-4.334cm" svg:y2="12.684cm">
          <text:p/>
        </draw:line>
        <draw:line draw:style-name="gr3" draw:text-style-name="P1" draw:layer="layout" svg:x1="-0.397cm" svg:y1="9.763cm" svg:x2="-0.397cm" svg:y2="12.684cm">
          <text:p/>
        </draw:line>
        <draw:frame draw:style-name="gr13" draw:layer="layout" svg:width="4.445cm" svg:height="1.673cm" svg:x="-4.461cm" svg:y="10.525cm">
          <draw:text-box>
            <text:p>Smartphones</text:p>
            <text:p><text:tab/>DB</text:p>
          </draw:text-box>
        </draw:frame>
        <draw:line draw:style-name="gr5" draw:text-style-name="P1" draw:layer="layout" svg:x1="-2.556cm" svg:y1="3.54cm" svg:x2="-2.556cm" svg:y2="9.001cm">
          <text:p/>
        </draw:line>
        <draw:frame draw:style-name="gr14" draw:text-style-name="P2" draw:layer="layout" svg:width="4.278cm" svg:height="0.852cm" svg:x="-2.643cm" svg:y="4.429cm">
          <draw:text-box>
            <text:p><text:span text:style-name="T1">register smartphone</text:span></text:p>
          </draw:text-box>
        </draw:frame>
        <draw:custom-shape draw:style-name="gr1" draw:text-style-name="P1" draw:layer="layout" svg:width="6.985cm" svg:height="2.794cm" svg:x="-10.811cm" svg:y="18.526cm">
          <text:p text:style-name="P1">Experiment Scheduler </text:p>
          <text:p text:style-name="P1">modul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3.826cm" svg:y1="13.954cm" svg:x2="-4.842cm" svg:y2="17.764cm">
          <text:p/>
        </draw:line>
        <draw:line draw:style-name="gr15" draw:text-style-name="P1" draw:layer="layout" svg:x1="-9.414cm" svg:y1="7.985cm" svg:x2="-9.414cm" svg:y2="17.637cm">
          <text:p/>
        </draw:line>
        <draw:line draw:style-name="gr5" draw:text-style-name="P1" draw:layer="layout" svg:x1="-13.097cm" svg:y1="7.731cm" svg:x2="-13.097cm" svg:y2="9.255cm">
          <text:p/>
        </draw:line>
        <draw:line draw:style-name="gr15" draw:text-style-name="P1" draw:layer="layout" svg:x1="17.891cm" svg:y1="10.017cm" svg:x2="19.542cm" svg:y2="10.017cm">
          <text:p/>
        </draw:line>
        <draw:line draw:style-name="gr15" draw:text-style-name="P1" draw:layer="layout" svg:x1="-3.064cm" svg:y1="18.145cm" svg:x2="6.969cm" svg:y2="10.017cm">
          <text:p/>
        </draw:line>
        <draw:custom-shape draw:style-name="gr1" draw:text-style-name="P1" draw:layer="layout" svg:width="7.366cm" svg:height="1.651cm" svg:x="-11.954cm" svg:y="24.622cm">
          <text:p text:style-name="P1">Reporter Modul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77cm" svg:y1="11.287cm" svg:x2="-3.826cm" svg:y2="24.749cm">
          <text:p/>
        </draw:line>
        <draw:line draw:style-name="gr5" draw:text-style-name="P1" draw:layer="layout" svg:x1="-12.462cm" svg:y1="14.97cm" svg:x2="-11.192cm" svg:y2="18.018cm">
          <text:p/>
        </draw:line>
        <draw:line draw:style-name="gr5" draw:text-style-name="P1" draw:layer="layout" svg:x1="-12.081cm" svg:y1="23.987cm" svg:x2="-13.986cm" svg:y2="15.097cm">
          <text:p/>
        </draw:line>
        <draw:frame draw:style-name="gr16" draw:text-style-name="P2" draw:layer="layout" svg:width="3.302cm" svg:height="1.673cm" svg:x="-16.653cm" svg:y="19.038cm">
          <draw:text-box>
            <text:p text:style-name="P2"><text:span text:style-name="T1">stote results</text:span></text:p>
          </draw:text-box>
        </draw:frame>
        <draw:line draw:style-name="gr5" draw:text-style-name="P1" draw:layer="layout" svg:x1="22.971cm" svg:y1="12.43cm" svg:x2="22.971cm" svg:y2="15.224cm">
          <text:p/>
        </draw:line>
        <draw:frame draw:style-name="gr17" draw:text-style-name="P2" draw:layer="layout" svg:width="2.602cm" svg:height="1.199cm" svg:x="22.909cm" svg:y="13.136cm">
          <draw:text-box>
            <text:p><text:span text:style-name="T1">experiment</text:span></text:p>
            <text:p><text:span text:style-name="T1">comple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unifont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4T16:28:20</meta:creation-date>
    <dc:date>2013-05-14T19:29:44</dc:date>
    <meta:editing-duration>PT42M22S</meta:editing-duration>
    <meta:editing-cycles>2</meta:editing-cycles>
    <meta:generator>LibreOffice/4.0.1.2$Linux_x86 LibreOffice_project/400m0$Build-2</meta:generator>
    <meta:document-statistic meta:object-count="69"/>
  </office:meta>
</office:document-meta>
</file>